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fo:font-size="23pt" style:font-name-asian="微軟正黑體" style:font-size-asian="23pt" style:font-size-complex="23pt"/>
    </style:style>
    <style:style style:name="P2" style:family="paragraph" style:parent-style-name="Standard">
      <style:text-properties fo:font-size="23pt" fo:font-weight="bold" style:font-name-asian="微軟正黑體" style:font-size-asian="23pt" style:font-weight-asian="bold" style:font-size-complex="23pt" style:font-weight-complex="bold"/>
    </style:style>
    <style:style style:name="P3" style:family="paragraph" style:parent-style-name="Standard">
      <style:text-properties fo:font-size="32pt" fo:font-weight="bold" style:font-name-asian="微軟正黑體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23pt" fo:font-weight="bold" style:font-name-asian="微軟正黑體" style:font-size-asian="23pt" style:font-weight-asian="bold" style:font-size-complex="2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大　悲　咒　： </text:p>
      <text:p text:style-name="P1"/>
      <text:p text:style-name="P2">南無喝囉怛那哆囉夜耶．南無阿唎耶，婆盧羯帝爍缽囉耶．菩提薩埵婆耶．摩訶薩埵婆耶．摩訶迦盧尼迦耶．唵，薩皤囉罰曳．數怛那怛寫．南無悉吉慄埵伊蒙阿唎耶．婆盧吉帝室佛囉愣馱婆．南無那囉謹墀．醯利摩訶</text:p>
      <text:p text:style-name="P2">皤哆沙咩． 薩婆阿他豆輸朋，阿逝孕，薩婆薩哆那摩婆薩哆，那摩婆伽，摩罰特豆．怛姪他．唵，阿婆盧醯．盧迦帝．迦羅帝．夷醯唎．摩訶菩提薩埵，薩婆薩婆．摩囉摩囉，摩醯摩醯唎馱孕．俱盧俱盧羯蒙．度盧度盧罰闍耶帝．摩訶罰闍耶帝．陀囉陀囉．地唎尼．室佛囉耶．遮囉遮囉．摩麼罰摩囉．穆帝隸．伊醯伊醯．室那室那．阿囉參佛囉舍利．罰沙罰參．佛囉舍耶．呼嚧呼嚧摩囉．呼嚧呼嚧醯利．娑囉娑囉，悉唎悉唎．蘇嚧蘇嚧． 菩提夜菩提夜．菩馱夜菩馱夜．彌帝唎夜．那囉謹墀．地利瑟尼那．波夜摩那．娑婆訶．悉陀夜．娑婆訶．摩訶悉陀夜．娑婆訶．悉陀喻藝．室皤囉耶．娑婆訶．那囉謹墀．娑婆訶．摩囉那囉．娑婆訶．悉囉僧阿穆佉耶，娑婆訶．娑婆摩訶阿悉陀夜．娑婆訶． 者吉囉阿悉陀夜．娑婆訶．波陀摩羯悉陀夜．娑婆訶．那囉謹墀皤伽囉耶．娑婆訶．摩婆利勝羯囉夜．娑婆訶．南無喝囉怛那哆囉夜耶，南無阿唎耶．婆嚧吉帝．爍皤囉夜．娑婆訶．唵，悉殿都．漫多囉．跋陀耶，娑婆訶．</text:p>
      <text:p text:style-name="P2">金剛勝莊嚴娑婆訶．摩羯勝莊嚴娑婆訶．聲聞勝莊嚴娑婆訶．唵瞂者囉室哩曳娑婆訶．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20:35:24.345000000</meta:creation-date>
    <dc:date>2018-01-13T17:34:06.015000000</dc:date>
    <meta:editing-duration>PT6M21S</meta:editing-duration>
    <meta:editing-cycles>3</meta:editing-cycles>
    <meta:generator>LibreOffice/5.4.1.2$Windows_x86 LibreOffice_project/ea7cb86e6eeb2bf3a5af73a8f7777ac570321527</meta:generator>
    <meta:document-statistic meta:table-count="0" meta:image-count="0" meta:object-count="0" meta:page-count="1" meta:paragraph-count="4" meta:word-count="544" meta:character-count="551" meta:non-whitespace-character-count="544"/>
  </office:meta>
</office:document-meta>
</file>